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8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9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covered-table-cell table:style-name="ce10" office:value-type="string">
            <text:p>For situations in which you'd like to use an open-source hardware product but currently use a proprietary one instead, how important are each of the following factors in preventing you from using an open-source product? (please rate the importance to you of each of the following)</text:p>
          </table:covered-table-cell>
          <table:table-cell table:number-columns-repeated="1015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unimportant</text:p>
          </table:table-cell>
          <table:table-cell table:style-name="ce16" office:value-type="string">
            <text:p>of little importance</text:p>
          </table:table-cell>
          <table:table-cell table:style-name="ce16" office:value-type="string">
            <text:p>moderately important</text:p>
          </table:table-cell>
          <table:table-cell table:style-name="ce16" office:value-type="string">
            <text:p>important</text:p>
          </table:table-cell>
          <table:table-cell table:style-name="ce16" office:value-type="string">
            <text:p>very important</text:p>
          </table:table-cell>
          <table:table-cell table:style-name="ce18" office:value-type="string">
            <text:p>Rating Average</text:p>
          </table:table-cell>
          <table:table-cell table:style-name="ce18" office:value-type="string">
            <text:p>Response Count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Lack of availability of a suitable open-source hardware replacement</text:p>
          </table:table-cell>
          <table:covered-table-cell table:style-name="ce12" office:value-type="string">
            <text:p>Lack of availability of a suitable open-source hardware replacement</text:p>
          </table:covered-table-cell>
          <table:table-cell table:style-name="ce17" office:value-type="float" office:value="15">
            <text:p>15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283">
            <text:p>283</text:p>
          </table:table-cell>
          <table:table-cell table:style-name="ce17" office:value-type="float" office:value="273">
            <text:p>273</text:p>
          </table:table-cell>
          <table:table-cell table:style-name="ce19" office:value-type="float" office:value="4.12">
            <text:p>4.12</text:p>
          </table:table-cell>
          <table:table-cell table:style-name="ce21" office:value-type="float" office:value="695">
            <text:p>695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Lack of quality of available open-source hardware replacements</text:p>
          </table:table-cell>
          <table:covered-table-cell table:style-name="ce12" office:value-type="string">
            <text:p>Lack of quality of available open-source hardware replacements</text:p>
          </table:covered-table-cell>
          <table:table-cell table:style-name="ce17" office:value-type="float" office:value="31">
            <text:p>3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76">
            <text:p>176</text:p>
          </table:table-cell>
          <table:table-cell table:style-name="ce17" office:value-type="float" office:value="275">
            <text:p>275</text:p>
          </table:table-cell>
          <table:table-cell table:style-name="ce17" office:value-type="float" office:value="148">
            <text:p>148</text:p>
          </table:table-cell>
          <table:table-cell table:style-name="ce19" office:value-type="float" office:value="3.64">
            <text:p>3.64</text:p>
          </table:table-cell>
          <table:table-cell table:style-name="ce21" office:value-type="float" office:value="693">
            <text:p>693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Cost of available open-source hardware replacements</text:p>
          </table:table-cell>
          <table:covered-table-cell table:style-name="ce12" office:value-type="string">
            <text:p>Cost of available open-source hardware replacements</text:p>
          </table:covered-table-cell>
          <table:table-cell table:style-name="ce17" office:value-type="float" office:value="68">
            <text:p>68</text:p>
          </table:table-cell>
          <table:table-cell table:style-name="ce17" office:value-type="float" office:value="159">
            <text:p>159</text:p>
          </table:table-cell>
          <table:table-cell table:style-name="ce17" office:value-type="float" office:value="233">
            <text:p>233</text:p>
          </table:table-cell>
          <table:table-cell table:style-name="ce17" office:value-type="float" office:value="173">
            <text:p>173</text:p>
          </table:table-cell>
          <table:table-cell table:style-name="ce17" office:value-type="float" office:value="59">
            <text:p>59</text:p>
          </table:table-cell>
          <table:table-cell table:style-name="ce19" office:value-type="float" office:value="2.99">
            <text:p>2.99</text:p>
          </table:table-cell>
          <table:table-cell table:style-name="ce21" office:value-type="float" office:value="692">
            <text:p>692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Lack of documentation for available open-source replacements</text:p>
          </table:table-cell>
          <table:covered-table-cell table:style-name="ce12" office:value-type="string">
            <text:p>Lack of documentation for available open-source replacements</text:p>
          </table:covered-table-cell>
          <table:table-cell table:style-name="ce17" office:value-type="float" office:value="47">
            <text:p>47</text:p>
          </table:table-cell>
          <table:table-cell table:style-name="ce17" office:value-type="float" office:value="126">
            <text:p>126</text:p>
          </table:table-cell>
          <table:table-cell table:style-name="ce17" office:value-type="float" office:value="191">
            <text:p>191</text:p>
          </table:table-cell>
          <table:table-cell table:style-name="ce17" office:value-type="float" office:value="185">
            <text:p>185</text:p>
          </table:table-cell>
          <table:table-cell table:style-name="ce17" office:value-type="float" office:value="142">
            <text:p>142</text:p>
          </table:table-cell>
          <table:table-cell table:style-name="ce19" office:value-type="float" office:value="3.36">
            <text:p>3.36</text:p>
          </table:table-cell>
          <table:table-cell table:style-name="ce21" office:value-type="float" office:value="691">
            <text:p>691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Lack of support for available open-source hardware replacements</text:p>
          </table:table-cell>
          <table:covered-table-cell table:style-name="ce12" office:value-type="string">
            <text:p>Lack of support for available open-source hardware replacements</text:p>
          </table:covered-table-cell>
          <table:table-cell table:style-name="ce17" office:value-type="float" office:value="60">
            <text:p>60</text:p>
          </table:table-cell>
          <table:table-cell table:style-name="ce17" office:value-type="float" office:value="142">
            <text:p>142</text:p>
          </table:table-cell>
          <table:table-cell table:style-name="ce17" office:value-type="float" office:value="190">
            <text:p>190</text:p>
          </table:table-cell>
          <table:table-cell table:style-name="ce17" office:value-type="float" office:value="189">
            <text:p>189</text:p>
          </table:table-cell>
          <table:table-cell table:style-name="ce17" office:value-type="float" office:value="109">
            <text:p>109</text:p>
            <draw:frame table:end-cell-address="'Question 1'.O27" table:end-x="0.7031in" table:end-y="0.1768in" draw:z-index="0" draw:name="Chart 1" draw:style-name="gr1" svg:width="7.3728in" svg:height="3.5283in" svg:x="0.0004in" svg:y="0.0004in">
              <draw:object draw:notify-on-update-of-ranges="'Question 1'.A4:'Question 1'.A11 'Question 1'.H4:'Question 1'.H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9" office:value-type="float" office:value="3.21">
            <text:p>3.21</text:p>
          </table:table-cell>
          <table:table-cell table:style-name="ce21" office:value-type="float" office:value="690">
            <text:p>690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Unsuitability of licensing terms for available open-source hardware replacements</text:p>
          </table:table-cell>
          <table:covered-table-cell table:style-name="ce12" office:value-type="string">
            <text:p>Unsuitability of licensing terms for available open-source hardware replacements</text:p>
          </table:covered-table-cell>
          <table:table-cell table:style-name="ce17" office:value-type="float" office:value="158">
            <text:p>158</text:p>
          </table:table-cell>
          <table:table-cell table:style-name="ce17" office:value-type="float" office:value="183">
            <text:p>183</text:p>
          </table:table-cell>
          <table:table-cell table:style-name="ce17" office:value-type="float" office:value="176">
            <text:p>176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71">
            <text:p>71</text:p>
          </table:table-cell>
          <table:table-cell table:style-name="ce19" office:value-type="float" office:value="2.63">
            <text:p>2.63</text:p>
          </table:table-cell>
          <table:table-cell table:style-name="ce21" office:value-type="float" office:value="689">
            <text:p>689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Intellectual property (e.g. patent) concerns about the use of open-source hardware</text:p>
          </table:table-cell>
          <table:covered-table-cell table:style-name="ce12" office:value-type="string">
            <text:p>Intellectual property (e.g. patent) concerns about the use of open-source hardware</text:p>
          </table:covered-table-cell>
          <table:table-cell table:style-name="ce17" office:value-type="float" office:value="218">
            <text:p>218</text:p>
          </table:table-cell>
          <table:table-cell table:style-name="ce17" office:value-type="float" office:value="190">
            <text:p>190</text:p>
          </table:table-cell>
          <table:table-cell table:style-name="ce17" office:value-type="float" office:value="130">
            <text:p>130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68">
            <text:p>68</text:p>
          </table:table-cell>
          <table:table-cell table:style-name="ce19" office:value-type="float" office:value="2.41">
            <text:p>2.41</text:p>
          </table:table-cell>
          <table:table-cell table:style-name="ce21" office:value-type="float" office:value="691">
            <text:p>691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Institutional or other objection to use of open-source hardware</text:p>
          </table:table-cell>
          <table:covered-table-cell table:style-name="ce12" office:value-type="string">
            <text:p>Institutional or other objection to use of open-source hardware</text:p>
          </table:covered-table-cell>
          <table:table-cell table:style-name="ce17" office:value-type="float" office:value="317">
            <text:p>317</text:p>
          </table:table-cell>
          <table:table-cell table:style-name="ce17" office:value-type="float" office:value="149">
            <text:p>149</text:p>
          </table:table-cell>
          <table:table-cell table:style-name="ce17" office:value-type="float" office:value="110">
            <text:p>110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46">
            <text:p>46</text:p>
          </table:table-cell>
          <table:table-cell table:style-name="ce19" office:value-type="float" office:value="2.09">
            <text:p>2.09</text:p>
          </table:table-cell>
          <table:table-cell table:style-name="ce21" office:value-type="float" office:value="688">
            <text:p>688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8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20" office:value-type="float" office:value="20">
            <text:p>20</text:p>
          </table:covered-table-cell>
          <table:table-cell table:style-name="ce22" office:value-type="float" office:value="20">
            <text:p>20</text:p>
          </table:table-cell>
          <table:table-cell table:number-columns-repeated="1015"/>
        </table:table-row>
        <table:table-row table:style-name="ro5">
          <table:table-cell table:style-name="ce5" office:value-type="string" table:number-columns-spanned="8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00">
            <text:p>700</text:p>
          </table:covered-table-cell>
          <table:table-cell table:style-name="ce23" office:value-type="float" office:value="700">
            <text:p>700</text:p>
          </table:table-cell>
          <table:table-cell table:number-columns-repeated="1015"/>
        </table:table-row>
        <table:table-row table:style-name="ro5">
          <table:table-cell table:style-name="ce6" office:value-type="string" table:number-columns-spanned="8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307">
            <text:p>307</text:p>
          </table:covered-table-cell>
          <table:table-cell table:style-name="ce24" office:value-type="float" office:value="307">
            <text:p>30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9T00:41:00">
            <text:p>Oct 29, 2013 12:41 AM</text:p>
          </table:table-cell>
          <table:table-cell office:value-type="string">
            <text:p>Hasn't affected me yet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8T21:35:00">
            <text:p>Oct 28, 2013 9:35 PM</text:p>
          </table:table-cell>
          <table:table-cell office:value-type="string">
            <text:p>BOY this question is worded with excessive complexicitiousness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8T21:11:00">
            <text:p>Oct 28, 2013 9:11 PM</text:p>
          </table:table-cell>
          <table:table-cell office:value-type="string">
            <text:p>fear of software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8-07T19:58:00">
            <text:p>Aug 7, 2013 7:58 PM</text:p>
          </table:table-cell>
          <table:table-cell office:value-type="string">
            <text:p>I dont use OSH at work (mfg eng) because of different reasons than hobby or home use. <text:s/>Work is more about support, reliability and reputation (#1). <text:s/>I cannot chose osPID over a delta controller because if ANYTHING goes wrong, Im on the hook in a big way.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05T16:33:00">
            <text:p>Aug 5, 2013 4:33 PM</text:p>
          </table:table-cell>
          <table:table-cell office:value-type="string">
            <text:p>Very few open source solutions are UL or otherwise certified. <text:s/>Proprietary products are certified, usually.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4T15:22:00">
            <text:p>Aug 4, 2013 3:22 PM</text:p>
          </table:table-cell>
          <table:table-cell office:value-type="string">
            <text:p>Safety concerns, reliability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31T20:55:00">
            <text:p>Jul 31, 2013 8:55 PM</text:p>
          </table:table-cell>
          <table:table-cell office:value-type="string">
            <text:p>I don't use proprietary hardware products (I think?)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31T18:50:00">
            <text:p>Jul 31, 2013 6:50 PM</text:p>
          </table:table-cell>
          <table:table-cell office:value-type="string">
            <text:p>Let David beat Goliath!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31T17:40:00">
            <text:p>Jul 31, 2013 5:40 PM</text:p>
          </table:table-cell>
          <table:table-cell office:value-type="string">
            <text:p>this question lack clarity, please reformulate for next survey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30T09:52:00">
            <text:p>Jul 30, 2013 9:52 AM</text:p>
          </table:table-cell>
          <table:table-cell office:value-type="string">
            <text:p>Lack of certification/safety issue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30T08:50:00">
            <text:p>Jul 30, 2013 8:50 AM</text:p>
          </table:table-cell>
          <table:table-cell office:value-type="string">
            <text:p>Question is far to complicated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7-29T21:51:00">
            <text:p>Jul 29, 2013 9:51 PM</text:p>
          </table:table-cell>
          <table:table-cell office:value-type="string">
            <text:p>Lack of software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27T06:10:00">
            <text:p>Jul 27, 2013 6:10 AM</text:p>
          </table:table-cell>
          <table:table-cell office:value-type="string">
            <text:p>I don't currently use proprietary hardware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25T14:28:00">
            <text:p>Jul 25, 2013 2:28 PM</text:p>
          </table:table-cell>
          <table:table-cell office:value-type="string">
            <text:p>If an open-source hardware product is available, great, but I'm not against using a proprietary one instead, if it does what I need..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25T11:13:00">
            <text:p>Jul 25, 2013 11:13 AM</text:p>
          </table:table-cell>
          <table:table-cell office:value-type="string">
            <text:p>My own lack of (or "developing") skills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7-25T01:30:00">
            <text:p>Jul 25, 2013 1:30 AM</text:p>
          </table:table-cell>
          <table:table-cell office:value-type="string">
            <text:p>Regulatory Issues (medical)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7-24T22:08:00">
            <text:p>Jul 24, 2013 10:08 PM</text:p>
          </table:table-cell>
          <table:table-cell office:value-type="string">
            <text:p>impossible to answer because this is ficticious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7-24T19:37:00">
            <text:p>Jul 24, 2013 7:37 PM</text:p>
          </table:table-cell>
          <table:table-cell office:value-type="string">
            <text:p>Lack of support for my preferred OS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7-24T19:01:00">
            <text:p>Jul 24, 2013 7:01 PM</text:p>
          </table:table-cell>
          <table:table-cell office:value-type="string">
            <text:p>no such situation in my case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7-24T16:19:00">
            <text:p>Jul 24, 2013 4:19 PM</text:p>
          </table:table-cell>
          <table:table-cell office:value-type="string">
            <text:p>Just needed anything that would work, quickly.</text:p>
          </table:table-cell>
          <table:table-cell table:number-columns-repeated="1021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38:33</dc:date>
    <dc:creator>Catarina Mota</dc:creator>
    <meta:editing-duration>PT00H00M12S</meta:editing-duration>
    <meta:editing-cycles>1</meta:editing-cycles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vertical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8.728cm" svg:height="8.963cm" chart:class="chart:bar" chart:style-name="ch1">
        <chart:title svg:x="7.573cm" svg:y="0.18cm" chart:style-name="ch2">
          <text:p>For situations in which </text:p>
        </chart:title>
        <chart:plot-area chart:style-name="ch3" table:cell-range-address="'Question 1'.A4:'Question 1'.A11 'Question 1'.H4:'Question 1'.H11" chart:data-source-has-labels="column" svg:x="0.374cm" svg:y="0.756cm" svg:width="17.98cm" svg:height="8.028cm">
          <chart:axis chart:dimension="x" chart:name="primary-x" chart:style-name="ch4">
            <chart:categories table:cell-range-address="'Question 1'.A4:'Question 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H4:'Question 1'.H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1">Lack of availability of a suitable open-source hardware replacement</text:p>
              </table:table-cell>
              <table:table-cell office:value-type="float" office:value="4.12">
                <text:p text:id="'Question 1'.H4:'Question 1'.H11">4.12</text:p>
              </table:table-cell>
            </table:table-row>
            <table:table-row>
              <table:table-cell office:value-type="string">
                <text:p>Lack of quality of available open-source hardware replacements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Cost of available open-source hardware replacements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Lack of documentation for available open-source replacements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Lack of support for available open-source hardware replacements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Unsuitability of licensing terms for available open-source hardware replacements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Intellectual property (e.g. patent) concerns about the use of open-source hardware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Institutional or other objection to use of open-source hardware</text:p>
              </table:table-cell>
              <table:table-cell office:value-type="float" office:value="2.09">
                <text:p>2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